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A8000001ED021048C91BD4D15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width="0.2cm" svg:stroke-color="#000000" draw:marker-start-width="0.8cm" draw:marker-end="Arrow" draw:marker-end-width="0.9cm" draw:fill="none" draw:textarea-vertical-align="middle" fo:padding-top="0.225cm" fo:padding-bottom="0.225cm" fo:padding-left="0.35cm" fo:padding-right="0.35cm"/>
    </style:style>
    <style:style style:name="gr4" style:family="graphic" style:parent-style-name="objectwithoutfill">
      <style:graphic-properties svg:stroke-width="0.2cm" svg:stroke-color="#ed1c24" draw:marker-start-width="0.8cm" draw:marker-end-width="0.8cm" draw:fill="none" draw:textarea-vertical-align="middle" fo:padding-top="0.225cm" fo:padding-bottom="0.225cm" fo:padding-left="0.35cm" fo:padding-right="0.35cm"/>
    </style:style>
    <style:style style:name="gr5" style:family="graphic" style:parent-style-name="objectwithoutfill">
      <style:graphic-properties svg:stroke-width="0.2cm" svg:stroke-color="#ce181e" draw:marker-start-width="0.8cm" draw:marker-end="Arrow" draw:marker-end-width="0.9cm" draw:fill="none" draw:textarea-vertical-align="middle" fo:padding-top="0.225cm" fo:padding-bottom="0.225cm" fo:padding-left="0.35cm" fo:padding-right="0.35cm"/>
    </style:style>
    <style:style style:name="gr6" style:family="graphic" style:parent-style-name="objectwithoutfill">
      <style:graphic-properties svg:stroke-width="0.2cm" svg:stroke-color="#00599d" draw:marker-start-width="0.8cm" draw:marker-end-width="0.8cm" draw:fill="none" draw:textarea-vertical-align="middle" fo:padding-top="0.225cm" fo:padding-bottom="0.225cm" fo:padding-left="0.35cm" fo:padding-right="0.35cm"/>
    </style:style>
    <style:style style:name="gr7" style:family="graphic" style:parent-style-name="objectwithoutfill">
      <style:graphic-properties draw:stroke="dash" draw:stroke-dash="Fine_20_Dashed" svg:stroke-width="0.2cm" svg:stroke-color="#5e8ac7" draw:marker-start-width="0.8cm" draw:marker-end-width="0.8cm" draw:fill="none" draw:textarea-vertical-align="middle" fo:padding-top="0.225cm" fo:padding-bottom="0.225cm" fo:padding-left="0.35cm" fo:padding-right="0.35cm"/>
    </style:style>
    <style:style style:name="gr8" style:family="graphic" style:parent-style-name="objectwithoutfill">
      <style:graphic-properties svg:stroke-width="0.2cm" svg:stroke-color="#00599d" draw:marker-start-width="0.8cm" draw:marker-end="Arrow" draw:marker-end-width="0.9cm" draw:fill="none" draw:textarea-vertical-align="middle" fo:padding-top="0.225cm" fo:padding-bottom="0.225cm" fo:padding-left="0.35cm" fo:padding-right="0.35cm"/>
    </style:style>
    <style:style style:name="gr9" style:family="graphic" style:parent-style-name="objectwithoutfill">
      <style:graphic-properties svg:stroke-width="0.15cm" svg:stroke-color="#5c2d91" draw:marker-start-width="0.655cm" draw:marker-end-width="0.655cm" draw:fill="none" draw:textarea-vertical-align="middle" fo:padding-top="0.2cm" fo:padding-bottom="0.2cm" fo:padding-left="0.325cm" fo:padding-right="0.325cm"/>
    </style:style>
    <style:style style:name="gr10" style:family="graphic" style:parent-style-name="standard">
      <style:graphic-properties svg:stroke-width="0.1cm" svg:stroke-color="#5c2d91" draw:marker-start="Arrow" draw:marker-start-width="0.3cm" draw:marker-end="Arrow" draw:marker-end-width="0.3cm" draw:textarea-vertical-align="middle" fo:padding-top="0.175cm" fo:padding-bottom="0.175cm" fo:padding-left="0.3cm" fo:padding-right="0.3cm"/>
    </style:style>
    <style:style style:name="gr11" style:family="graphic" style:parent-style-name="standard">
      <style:graphic-properties svg:stroke-width="0.2cm" svg:stroke-color="#5c2d91" draw:marker-start="" draw:marker-start-width="0.3cm" draw:marker-end="" draw:marker-end-width="0.3cm" draw:textarea-vertical-align="middle" fo:padding-top="0.225cm" fo:padding-bottom="0.225cm" fo:padding-left="0.35cm" fo:padding-right="0.35cm"/>
    </style:style>
    <style:style style:name="gr12" style:family="graphic" style:parent-style-name="standard">
      <style:graphic-properties svg:stroke-color="#000000" draw:fill="solid" draw:fill-color="#ed1c24" draw:textarea-horizontal-align="justify" draw:textarea-vertical-align="middle" draw:auto-grow-height="false" fo:min-height="0.104cm" fo:min-width="0cm"/>
    </style:style>
    <style:style style:name="gr13" style:family="graphic" style:parent-style-name="standard">
      <style:graphic-properties svg:stroke-color="#000000" draw:fill="solid" draw:fill-color="#ed1c24" draw:textarea-horizontal-align="justify" draw:textarea-vertical-align="middle" draw:auto-grow-height="false" fo:min-height="0cm" fo:min-width="0cm"/>
    </style:style>
    <style:style style:name="gr14" style:family="graphic" style:parent-style-name="objectwithoutfill">
      <style:graphic-properties svg:stroke-width="0.2cm" svg:stroke-color="#00a65d" draw:marker-start-width="0.8cm" draw:marker-end="Arrow" draw:marker-end-width="0.9cm" draw:fill="none" draw:textarea-vertical-align="middle" fo:padding-top="0.225cm" fo:padding-bottom="0.225cm" fo:padding-left="0.35cm" fo:padding-right="0.35cm"/>
    </style:style>
    <style:style style:name="gr15" style:family="graphic" style:parent-style-name="standard">
      <style:graphic-properties svg:stroke-color="#00a65d" draw:fill="solid" draw:fill-color="#00a65d" draw:textarea-horizontal-align="justify" draw:textarea-vertical-align="middle" draw:auto-grow-height="false" fo:min-height="0cm" fo:min-width="0cm"/>
    </style:style>
    <style:style style:name="P1" style:family="paragraph">
      <style:paragraph-properties fo:text-align="center"/>
    </style:style>
    <style:style style:name="P2" style:family="paragraph">
      <style:text-properties fo:font-size="32pt" fo:font-weight="bold" style:font-size-asian="32pt" style:font-weight-asian="bold" style:font-size-complex="32pt" style:font-weight-complex="bold"/>
    </style:style>
    <style:style style:name="P3" style:family="paragraph">
      <loext:graphic-properties draw:fill="none" draw:fill-color="#ffffff"/>
      <style:text-properties fo:font-size="32pt" fo:font-weight="bold" style:font-size-asian="32pt" style:font-weight-asian="bold" style:font-size-complex="32pt" style:font-weight-complex="bold"/>
    </style:style>
    <style:style style:name="P4" style:family="paragraph">
      <loext:graphic-properties draw:fill="none"/>
      <style:paragraph-properties fo:text-align="center"/>
    </style:style>
    <style:style style:name="P5" style:family="paragraph">
      <style:text-properties fo:font-size="48pt" fo:font-weight="bold" style:font-size-asian="48pt" style:font-weight-asian="bold" style:font-size-complex="48pt" style:font-weight-complex="bold"/>
    </style:style>
    <style:style style:name="P6" style:family="paragraph">
      <loext:graphic-properties draw:fill="none" draw:fill-color="#ffffff"/>
      <style:text-properties fo:font-size="48pt" fo:font-weight="bold" style:font-size-asian="48pt" style:font-weight-asian="bold" style:font-size-complex="48pt" style:font-weight-complex="bold"/>
    </style:style>
    <style:style style:name="P7" style:family="paragraph">
      <style:text-properties fo:font-size="24pt" fo:font-weight="bold" style:font-size-asian="24pt" style:font-weight-asian="bold" style:font-size-complex="24pt" style:font-weight-complex="bold"/>
    </style:style>
    <style:style style:name="P8" style:family="paragraph">
      <loext:graphic-properties draw:fill="none" draw:fill-color="#ffffff"/>
      <style:text-properties fo:font-size="24pt" fo:font-weight="bold" style:font-size-asian="24pt" style:font-weight-asian="bold" style:font-size-complex="24pt" style:font-weight-complex="bold"/>
    </style:style>
    <style:style style:name="P9" style:family="paragraph">
      <style:paragraph-properties fo:text-align="start"/>
      <style:text-properties fo:color="#ce181e" fo:font-weight="bold" style:font-weight-asian="bold" style:font-weight-complex="bold"/>
    </style:style>
    <style:style style:name="P10" style:family="paragraph">
      <loext:graphic-properties draw:fill="none" draw:fill-color="#ffffff"/>
      <style:paragraph-properties fo:text-align="start"/>
      <style:text-properties fo:color="#ce181e" fo:font-weight="bold" style:font-weight-asian="bold" style:font-weight-complex="bold"/>
    </style:style>
    <style:style style:name="P11" style:family="paragraph">
      <style:paragraph-properties fo:text-align="end"/>
      <style:text-properties fo:color="#00599d" fo:font-weight="bold" style:font-weight-asian="bold" style:font-weight-complex="bold"/>
    </style:style>
    <style:style style:name="P12" style:family="paragraph">
      <loext:graphic-properties draw:fill="none" draw:fill-color="#ffffff"/>
      <style:paragraph-properties fo:text-align="end"/>
      <style:text-properties fo:color="#00599d" fo:font-weight="bold" style:font-weight-asian="bold" style:font-weight-complex="bold"/>
    </style:style>
    <style:style style:name="P13" style:family="paragraph">
      <style:text-properties fo:color="#5c2d91" fo:font-size="24pt" fo:font-weight="bold" style:font-size-asian="24pt" style:font-weight-asian="bold" style:font-size-complex="24pt" style:font-weight-complex="bold"/>
    </style:style>
    <style:style style:name="P14" style:family="paragraph">
      <loext:graphic-properties draw:fill="none" draw:fill-color="#ffffff"/>
      <style:text-properties fo:color="#5c2d91" fo:font-size="24pt" fo:font-weight="bold" style:font-size-asian="24pt" style:font-weight-asian="bold" style:font-size-complex="24pt" style:font-weight-complex="bold"/>
    </style:style>
    <style:style style:name="P15" style:family="paragraph">
      <style:paragraph-properties fo:text-align="center"/>
      <style:text-properties fo:color="#5c2d91" fo:font-size="24pt" fo:font-weight="bold" style:font-size-asian="24pt" style:font-weight-asian="bold" style:font-size-complex="24pt" style:font-weight-complex="bold"/>
    </style:style>
    <style:style style:name="P16" style:family="paragraph">
      <loext:graphic-properties draw:fill="none" draw:fill-color="#ffffff"/>
      <style:paragraph-properties fo:text-align="center"/>
      <style:text-properties fo:color="#5c2d91" fo:font-size="24pt" fo:font-weight="bold" style:font-size-asian="24pt" style:font-weight-asian="bold" style:font-size-complex="24pt" style:font-weight-complex="bold"/>
    </style:style>
    <style:style style:name="P17" style:family="paragraph">
      <loext:graphic-properties draw:fill="solid" draw:fill-color="#ed1c24"/>
      <style:paragraph-properties fo:text-align="center"/>
    </style:style>
    <style:style style:name="P18" style:family="paragraph">
      <style:text-properties fo:color="#5c2d91" fo:font-size="32pt" fo:font-weight="bold" style:font-size-asian="32pt" style:font-weight-asian="bold" style:font-size-complex="32pt" style:font-weight-complex="bold"/>
    </style:style>
    <style:style style:name="P19" style:family="paragraph">
      <loext:graphic-properties draw:fill="none" draw:fill-color="#ffffff"/>
      <style:text-properties fo:color="#5c2d91" fo:font-size="32pt" fo:font-weight="bold" style:font-size-asian="32pt" style:font-weight-asian="bold" style:font-size-complex="32pt" style:font-weight-complex="bold"/>
    </style:style>
    <style:style style:name="P20" style:family="paragraph">
      <style:text-properties fo:color="#00a65d" fo:font-size="24pt" fo:font-weight="bold" style:font-size-asian="24pt" style:font-weight-asian="bold" style:font-size-complex="24pt" style:font-weight-complex="bold"/>
    </style:style>
    <style:style style:name="P21" style:family="paragraph">
      <loext:graphic-properties draw:fill="none" draw:fill-color="#ffffff"/>
      <style:text-properties fo:color="#00a65d" fo:font-size="24pt" fo:font-weight="bold" style:font-size-asian="24pt" style:font-weight-asian="bold" style:font-size-complex="24pt" style:font-weight-complex="bold"/>
    </style:style>
    <style:style style:name="P22" style:family="paragraph">
      <loext:graphic-properties draw:fill="solid" draw:fill-color="#00a65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217cm" svg:height="13.043cm" svg:x="9.428cm" svg:y="4.063cm">
          <draw:image xlink:href="Pictures/10000201000001A8000001ED021048C91BD4D152.png" xlink:type="simple" xlink:show="embed" xlink:actuate="onLoad">
            <text:p/>
          </draw:image>
        </draw:frame>
        <draw:frame draw:style-name="gr2" draw:text-style-name="P3" draw:layer="layout" svg:width="4.9cm" svg:height="1.517cm" svg:x="3cm" svg:y="9.401cm">
          <draw:text-box>
            <text:p text:style-name="P2">NASION</text:p>
          </draw:text-box>
        </draw:frame>
        <draw:frame draw:style-name="gr2" draw:text-style-name="P3" draw:layer="layout" svg:width="3.643cm" svg:height="1.517cm" svg:x="21.6cm" svg:y="11.801cm">
          <draw:text-box>
            <text:p text:style-name="P2">INION</text:p>
          </draw:text-box>
        </draw:frame>
        <draw:line draw:style-name="gr3" draw:text-style-name="P4" draw:layer="layout" svg:x1="8cm" svg:y1="10.201cm" svg:x2="10.914cm" svg:y2="10.559cm">
          <text:p/>
        </draw:line>
        <draw:line draw:style-name="gr3" draw:text-style-name="P4" draw:layer="layout" svg:x1="21.6cm" svg:y1="12.301cm" svg:x2="19.114cm" svg:y2="11.301cm">
          <text:p/>
        </draw:line>
        <draw:frame draw:style-name="gr2" draw:text-style-name="P3" draw:layer="layout" svg:width="7.402cm" svg:height="2.783cm" svg:x="11.009cm" svg:y="12.101cm">
          <draw:text-box>
            <text:p text:style-name="P2">pre-auricular</text:p>
            <text:p text:style-name="P2">point</text:p>
          </draw:text-box>
        </draw:frame>
        <draw:line draw:style-name="gr3" draw:text-style-name="P4" draw:layer="layout" svg:x1="12.8cm" svg:y1="12.401cm" svg:x2="15.3cm" svg:y2="11.001cm">
          <text:p/>
        </draw:line>
        <draw:frame draw:style-name="gr2" draw:text-style-name="P6" draw:layer="layout" svg:width="19.205cm" svg:height="2.143cm" svg:x="5.1cm" svg:y="1cm">
          <draw:text-box>
            <text:p text:style-name="P5">TMS: Know your heads</text:p>
          </draw:text-box>
        </draw:frame>
      </draw:page>
      <draw:page draw:name="page2" draw:style-name="dp1" draw:master-page-name="Default">
        <draw:frame draw:style-name="gr1" draw:text-style-name="P1" draw:layer="layout" svg:width="11.217cm" svg:height="13.043cm" svg:x="9.427cm" svg:y="4.062cm">
          <draw:image xlink:href="Pictures/10000201000001A8000001ED021048C91BD4D152.png" xlink:type="simple" xlink:show="embed" xlink:actuate="onLoad">
            <text:p/>
          </draw:image>
        </draw:frame>
        <draw:line draw:style-name="gr3" draw:text-style-name="P4" draw:layer="layout" svg:x1="8cm" svg:y1="10.2cm" svg:x2="10.914cm" svg:y2="10.558cm">
          <text:p/>
        </draw:line>
        <draw:line draw:style-name="gr3" draw:text-style-name="P4" draw:layer="layout" svg:x1="21.6cm" svg:y1="12.3cm" svg:x2="19.114cm" svg:y2="11.3cm">
          <text:p/>
        </draw:line>
        <draw:frame draw:style-name="gr2" draw:text-style-name="P8" draw:layer="layout" svg:width="5.717cm" svg:height="1.195cm" svg:x="12.53cm" svg:y="1.3cm">
          <draw:text-box>
            <text:p text:style-name="P7">VERTEX (Cz)</text:p>
          </draw:text-box>
        </draw:frame>
        <draw:line draw:style-name="gr3" draw:text-style-name="P4" draw:layer="layout" svg:x1="15.4cm" svg:y1="2.5cm" svg:x2="15.4cm" svg:y2="4.658cm">
          <text:p/>
        </draw:line>
        <draw:path draw:style-name="gr4" draw:text-style-name="P4" draw:layer="layout" svg:width="7.561cm" svg:height="8.975cm" draw:transform="skewX (2.74409976170468E-017) rotate (1.7858208906406) translate (11.2204351842134cm 13.0957101329263cm)" svg:viewBox="0 0 7562 8976" svg:d="M2700 154c324 71 618-56 941-92 329-37 643-70 961-60 294 8 574 102 859 160 330 66 631 269 831 533 225 297 477 562 638 925 152 347 107 664 267 1007 138 296 142 640 253 949 116 320 118 663 108 998-9 277 0 556-46 830-51 296-83 605-269 861-210 288-290 640-551 910-268 276-476 603-737 894-239 267-493 523-801 692-295 162-663 70-984 164-350 103-706 16-1064 39-345 21-684-60-1037-92-402-36-790-128-1186-150-409-23-546-387-857-539l-26-6">
          <text:p/>
        </draw:path>
        <draw:frame draw:style-name="gr2" draw:text-style-name="P10" draw:layer="layout" svg:width="3.694cm" svg:height="3.806cm" svg:x="21.4cm" svg:y="3.7cm">
          <draw:text-box>
            <text:p text:style-name="P9">MEASURE</text:p>
            <text:p text:style-name="P9">THIS</text:p>
            <text:p text:style-name="P9">DISTANCE</text:p>
            <text:p text:style-name="P9">(vertex is</text:p>
            <text:p text:style-name="P9">halfway)</text:p>
          </draw:text-box>
        </draw:frame>
        <draw:line draw:style-name="gr5" draw:text-style-name="P4" draw:layer="layout" svg:x1="21.5cm" svg:y1="5cm" svg:x2="18.7cm" svg:y2="6.158cm">
          <text:p/>
        </draw:line>
        <draw:line draw:style-name="gr3" draw:text-style-name="P4" draw:layer="layout" svg:x1="12.8cm" svg:y1="12.4cm" svg:x2="15.3cm" svg:y2="11cm">
          <text:p/>
        </draw:line>
        <draw:path draw:style-name="gr6" draw:text-style-name="P4" draw:layer="layout" svg:width="6.572cm" svg:height="0.213cm" draw:transform="rotate (1.5707963267949) translate (15.235cm 10.945cm)" svg:viewBox="0 0 6573 214" svg:d="M0 0c325 33 647-25 975 83 311 102 649 65 975 111 321 45 651 0 974 0 325 0 652 0 975 0 344 0 689 6 1031 0 325-5 652 24 974-27l279-28 306-28h84">
          <text:p/>
        </draw:path>
        <draw:path draw:style-name="gr7" draw:text-style-name="P4" draw:layer="layout" svg:width="6.264cm" svg:height="0.892cm" draw:transform="rotate (1.66766210028058) translate (15.0636013966985cm 10.8613302418683cm)" svg:viewBox="0 0 6265 893" svg:d="M0 3c308-17 612 36 917 62 323 29 646 114 970 95 328-20 531 220 846 222 307 1 611 59 915 88 314 31 629 62 942 92 324 31 649 62 971 94l332 33 294 140 78 64">
          <text:p/>
        </draw:path>
        <draw:frame draw:style-name="gr2" draw:text-style-name="P12" draw:layer="layout" svg:width="3.694cm" svg:height="3.806cm" svg:x="4.706cm" svg:y="2.094cm">
          <draw:text-box>
            <text:p text:style-name="P11">MEASURE</text:p>
            <text:p text:style-name="P11">THIS</text:p>
            <text:p text:style-name="P11">DISTANCE</text:p>
            <text:p text:style-name="P11">(vertex is</text:p>
            <text:p text:style-name="P11">halfway)</text:p>
          </draw:text-box>
        </draw:frame>
        <draw:line draw:style-name="gr8" draw:text-style-name="P4" draw:layer="layout" svg:x1="8.2cm" svg:y1="3.9cm" svg:x2="15.2cm" svg:y2="7.5cm">
          <text:p/>
        </draw:line>
        <draw:frame draw:style-name="gr2" draw:text-style-name="P3" draw:layer="layout" svg:width="4.9cm" svg:height="1.517cm" svg:x="3.001cm" svg:y="9.402cm">
          <draw:text-box>
            <text:p text:style-name="P2">NASION</text:p>
          </draw:text-box>
        </draw:frame>
        <draw:frame draw:style-name="gr2" draw:text-style-name="P3" draw:layer="layout" svg:width="3.643cm" svg:height="1.517cm" svg:x="21.601cm" svg:y="11.802cm">
          <draw:text-box>
            <text:p text:style-name="P2">INION</text:p>
          </draw:text-box>
        </draw:frame>
        <draw:frame draw:style-name="gr2" draw:text-style-name="P3" draw:layer="layout" svg:width="7.402cm" svg:height="2.783cm" svg:x="11.01cm" svg:y="12.102cm">
          <draw:text-box>
            <text:p text:style-name="P2">pre-auricular</text:p>
            <text:p text:style-name="P2">point</text:p>
          </draw:text-box>
        </draw:frame>
      </draw:page>
      <draw:page draw:name="page3" draw:style-name="dp1" draw:master-page-name="Default">
        <draw:frame draw:style-name="gr1" draw:text-style-name="P1" draw:layer="layout" svg:width="11.217cm" svg:height="13.043cm" svg:x="9.427cm" svg:y="4.062cm">
          <draw:image xlink:href="Pictures/10000201000001A8000001ED021048C91BD4D152.png" xlink:type="simple" xlink:show="embed" xlink:actuate="onLoad">
            <text:p/>
          </draw:image>
        </draw:frame>
        <draw:line draw:style-name="gr3" draw:text-style-name="P4" draw:layer="layout" svg:x1="8cm" svg:y1="10.2cm" svg:x2="10.914cm" svg:y2="10.558cm">
          <text:p/>
        </draw:line>
        <draw:line draw:style-name="gr3" draw:text-style-name="P4" draw:layer="layout" svg:x1="21.6cm" svg:y1="12.3cm" svg:x2="19.114cm" svg:y2="11.3cm">
          <text:p/>
        </draw:line>
        <draw:frame draw:style-name="gr2" draw:text-style-name="P8" draw:layer="layout" svg:width="5.717cm" svg:height="1.195cm" svg:x="12.53cm" svg:y="1.3cm">
          <draw:text-box>
            <text:p text:style-name="P7">VERTEX (Cz)</text:p>
          </draw:text-box>
        </draw:frame>
        <draw:line draw:style-name="gr3" draw:text-style-name="P4" draw:layer="layout" svg:x1="15.4cm" svg:y1="2.5cm" svg:x2="15.4cm" svg:y2="4.658cm">
          <text:p/>
        </draw:line>
        <draw:line draw:style-name="gr3" draw:text-style-name="P4" draw:layer="layout" svg:x1="12.8cm" svg:y1="12.4cm" svg:x2="15.3cm" svg:y2="11cm">
          <text:p/>
        </draw:line>
        <draw:line draw:style-name="gr9" draw:text-style-name="P4" draw:layer="layout" svg:x1="15.4cm" svg:y1="4.6cm" svg:x2="15.3cm" svg:y2="11cm">
          <text:p/>
        </draw:line>
        <draw:line draw:style-name="gr10" draw:text-style-name="P1" draw:layer="layout" svg:x1="16cm" svg:y1="4.6cm" svg:x2="16cm" svg:y2="7.4cm">
          <text:p/>
        </draw:line>
        <draw:frame draw:style-name="gr2" draw:text-style-name="P14" draw:layer="layout" svg:width="3.944cm" svg:height="1.195cm" svg:x="16.1cm" svg:y="5.3cm">
          <draw:text-box>
            <text:p text:style-name="P13">5 cm left</text:p>
          </draw:text-box>
        </draw:frame>
        <draw:line draw:style-name="gr11" draw:text-style-name="P1" draw:layer="layout" svg:x1="14.9cm" svg:y1="7.3cm" svg:x2="15.3cm" svg:y2="7.3cm">
          <text:p/>
        </draw:line>
        <draw:frame draw:style-name="gr2" draw:text-style-name="P16" draw:layer="layout" svg:width="3.609cm" svg:height="2.139cm" svg:x="11.616cm" svg:y="6.7cm">
          <draw:text-box>
            <text:p text:style-name="P15">1 cm</text:p>
            <text:p text:style-name="P15">forward</text:p>
          </draw:text-box>
        </draw:frame>
        <draw:custom-shape draw:style-name="gr12" draw:text-style-name="P17" draw:layer="layout" svg:width="0.5cm" svg:height="0.5cm" svg:x="14.513cm" svg:y="7.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4.9cm" svg:height="1.517cm" svg:x="3.001cm" svg:y="9.402cm">
          <draw:text-box>
            <text:p text:style-name="P2">NASION</text:p>
          </draw:text-box>
        </draw:frame>
        <draw:frame draw:style-name="gr2" draw:text-style-name="P3" draw:layer="layout" svg:width="3.643cm" svg:height="1.517cm" svg:x="21.601cm" svg:y="11.802cm">
          <draw:text-box>
            <text:p text:style-name="P2">INION</text:p>
          </draw:text-box>
        </draw:frame>
        <draw:frame draw:style-name="gr2" draw:text-style-name="P3" draw:layer="layout" svg:width="7.402cm" svg:height="2.783cm" svg:x="11.01cm" svg:y="12.102cm">
          <draw:text-box>
            <text:p text:style-name="P2">pre-auricular</text:p>
            <text:p text:style-name="P2">point</text:p>
          </draw:text-box>
        </draw:frame>
        <draw:frame draw:style-name="gr2" draw:text-style-name="P19" draw:layer="layout" svg:width="5.243cm" svg:height="2.783cm" svg:x="6.136cm" svg:y="2.628cm">
          <draw:text-box>
            <text:p text:style-name="P18">M1-hand</text:p>
            <text:p text:style-name="P18">Cz(-5,+1)</text:p>
          </draw:text-box>
        </draw:frame>
      </draw:page>
      <draw:page draw:name="page4" draw:style-name="dp1" draw:master-page-name="Default">
        <draw:frame draw:style-name="gr1" draw:text-style-name="P1" draw:layer="layout" svg:width="11.217cm" svg:height="13.043cm" svg:x="9.427cm" svg:y="4.062cm">
          <draw:image xlink:href="Pictures/10000201000001A8000001ED021048C91BD4D152.png" xlink:type="simple" xlink:show="embed" xlink:actuate="onLoad">
            <text:p/>
          </draw:image>
        </draw:frame>
        <draw:line draw:style-name="gr3" draw:text-style-name="P4" draw:layer="layout" svg:x1="8cm" svg:y1="10.2cm" svg:x2="10.914cm" svg:y2="10.558cm">
          <text:p/>
        </draw:line>
        <draw:line draw:style-name="gr3" draw:text-style-name="P4" draw:layer="layout" svg:x1="21.6cm" svg:y1="12.3cm" svg:x2="19.114cm" svg:y2="11.3cm">
          <text:p/>
        </draw:line>
        <draw:frame draw:style-name="gr2" draw:text-style-name="P8" draw:layer="layout" svg:width="5.717cm" svg:height="1.195cm" svg:x="12.53cm" svg:y="1.3cm">
          <draw:text-box>
            <text:p text:style-name="P7">VERTEX (Cz)</text:p>
          </draw:text-box>
        </draw:frame>
        <draw:line draw:style-name="gr3" draw:text-style-name="P4" draw:layer="layout" svg:x1="15.4cm" svg:y1="2.5cm" svg:x2="15.4cm" svg:y2="4.658cm">
          <text:p/>
        </draw:line>
        <draw:line draw:style-name="gr3" draw:text-style-name="P4" draw:layer="layout" svg:x1="12.8cm" svg:y1="12.4cm" svg:x2="15.3cm" svg:y2="11cm">
          <text:p/>
        </draw:line>
        <draw:frame draw:style-name="gr2" draw:text-style-name="P19" draw:layer="layout" svg:width="5.243cm" svg:height="2.783cm" svg:x="6.135cm" svg:y="2.627cm">
          <draw:text-box>
            <text:p text:style-name="P18">M1-hand</text:p>
            <text:p text:style-name="P18">Cz(-5,+1)</text:p>
          </draw:text-box>
        </draw:frame>
        <draw:line draw:style-name="gr9" draw:text-style-name="P4" draw:layer="layout" svg:x1="15.4cm" svg:y1="4.6cm" svg:x2="15.3cm" svg:y2="11cm">
          <text:p/>
        </draw:line>
        <draw:custom-shape draw:style-name="gr13" draw:text-style-name="P17" draw:layer="layout" svg:width="0.3cm" svg:height="0.3cm" svg:x="14.62cm" svg:y="7.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1" draw:layer="layout" svg:width="6.992cm" svg:height="3.083cm" svg:x="21.2cm" svg:y="5.2cm">
          <draw:text-box>
            <text:p text:style-name="P20">TMS THIS</text:p>
            <text:p text:style-name="P20">GRID TO FIND</text:p>
            <text:p text:style-name="P20">THE ‘HOTSPOT’</text:p>
          </draw:text-box>
        </draw:frame>
        <draw:line draw:style-name="gr14" draw:text-style-name="P4" draw:layer="layout" svg:x1="21.3cm" svg:y1="6.7cm" svg:x2="16cm" svg:y2="7.358cm">
          <text:p/>
        </draw:line>
        <draw:frame draw:style-name="gr2" draw:text-style-name="P3" draw:layer="layout" svg:width="4.9cm" svg:height="1.517cm" svg:x="3.001cm" svg:y="9.402cm">
          <draw:text-box>
            <text:p text:style-name="P2">NASION</text:p>
          </draw:text-box>
        </draw:frame>
        <draw:frame draw:style-name="gr2" draw:text-style-name="P3" draw:layer="layout" svg:width="3.643cm" svg:height="1.517cm" svg:x="21.601cm" svg:y="11.802cm">
          <draw:text-box>
            <text:p text:style-name="P2">INION</text:p>
          </draw:text-box>
        </draw:frame>
        <draw:frame draw:style-name="gr2" draw:text-style-name="P3" draw:layer="layout" svg:width="7.402cm" svg:height="2.783cm" svg:x="11.01cm" svg:y="12.102cm">
          <draw:text-box>
            <text:p text:style-name="P2">pre-auricular</text:p>
            <text:p text:style-name="P2">point</text:p>
          </draw:text-box>
        </draw:frame>
        <draw:custom-shape draw:style-name="gr12" draw:text-style-name="P17" draw:layer="layout" svg:width="0.5cm" svg:height="0.5cm" svg:x="14.514cm" svg:y="7.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 draw:text-style-name="P22" draw:layer="layout" svg:width="0.147cm" svg:height="0.147cm" svg:x="13.524cm" svg:y="6.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7cm" svg:x="14.112cm" svg:y="6.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7cm" svg:x="15.877cm" svg:y="6.0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2" draw:layer="layout" svg:width="0.146cm" svg:height="0.147cm" svg:x="14.701cm" svg:y="6.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7cm" svg:x="15.289cm" svg:y="6.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7cm" svg:x="13.524cm" svg:y="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7cm" svg:x="14.112cm" svg:y="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7cm" svg:x="15.877cm" svg:y="6.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2" draw:layer="layout" svg:width="0.146cm" svg:height="0.147cm" svg:x="14.701cm" svg:y="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7cm" svg:x="15.289cm" svg:y="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6cm" svg:x="13.524cm" svg:y="7.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6cm" svg:x="14.112cm" svg:y="7.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6cm" svg:x="15.877cm" svg:y="7.2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2" draw:layer="layout" svg:width="0.146cm" svg:height="0.146cm" svg:x="14.701cm" svg:y="7.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6cm" svg:x="15.289cm" svg:y="7.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7cm" svg:x="13.524cm" svg:y="7.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7cm" svg:x="14.112cm" svg:y="7.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7cm" svg:x="15.877cm" svg:y="7.8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2" draw:layer="layout" svg:width="0.146cm" svg:height="0.147cm" svg:x="14.701cm" svg:y="7.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7cm" svg:x="15.289cm" svg:y="7.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7cm" svg:x="13.524cm" svg:y="8.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7cm" svg:x="14.112cm" svg:y="8.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7cm" svg:x="15.877cm" svg:y="8.4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2" draw:layer="layout" svg:width="0.146cm" svg:height="0.147cm" svg:x="14.701cm" svg:y="8.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2" draw:layer="layout" svg:width="0.147cm" svg:height="0.147cm" svg:x="15.289cm" svg:y="8.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1-27T16:35:22.589216071</meta:creation-date>
    <dc:date>2022-01-27T17:01:54.369353090</dc:date>
    <meta:editing-duration>PT5M57S</meta:editing-duration>
    <meta:editing-cycles>5</meta:editing-cycles>
    <meta:generator>LibreOffice/6.0.7.3$Linux_X86_64 LibreOffice_project/00m0$Build-3</meta:generator>
    <meta:document-statistic meta:object-count="81"/>
  </office:meta>
</office:document-meta>
</file>